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207cm" style:use-optimal-column-width="false"/>
    </style:style>
    <style:style style:name="co2" style:family="table-column">
      <style:table-column-properties style:column-width="6.255cm" style:use-optimal-column-width="false"/>
    </style:style>
    <style:style style:name="co3" style:family="table-column">
      <style:table-column-properties style:column-width="6.161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884cm"/>
    </style:style>
    <style:style style:name="ro2" style:family="table-row">
      <style:table-row-properties style:row-height="3.491cm"/>
    </style:style>
    <style:style style:name="ro3" style:family="table-row">
      <style:table-row-properties style:row-height="3.446cm"/>
    </style:style>
    <style:style style:name="ro4" style:family="table-row">
      <style:table-row-properties style:row-height="2.845cm"/>
    </style:style>
    <style:style style:name="ro5" style:family="table-row">
      <style:table-row-properties style:row-height="3.684cm"/>
    </style:style>
    <style:style style:name="ce1" style:family="table-cell">
      <style:graphic-properties draw:fill="none" style:repeat="repeat"/>
      <style:paragraph-properties fo:text-align="center" fo:border="0.57pt ridge #000000"/>
      <style:text-properties style:font-name="Liberation Sans1"/>
    </style:style>
    <style:style style:name="ce2" style:family="table-cell">
      <style:graphic-properties draw:fill="none" style:repeat="repeat"/>
      <style:paragraph-properties fo:text-align="center" fo:border="0.57pt ridge #000000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draw:fill="none" style:repeat="repeat"/>
      <style:paragraph-properties fo:text-align="center" fo:border="0.57pt ridge #000000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draw:fill="none" style:repeat="repeat"/>
      <style:paragraph-properties fo:margin-left="0.72cm" fo:margin-right="0cm" fo:text-align="center" fo:text-indent="-0.36cm" fo:border="0.57pt ridge #000000"/>
      <style:text-properties style:font-name="Liberation Sans1" fo:font-size="16pt" style:font-size-asian="16pt" style:font-size-complex="16pt"/>
    </style:style>
    <style:style style:name="ce5" style:family="table-cell">
      <style:graphic-properties draw:fill="none" style:repeat="repeat"/>
      <style:paragraph-properties fo:text-align="center" fo:border="0.57pt ridge #000000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margin-left="0.72cm" fo:margin-right="0cm" fo:text-align="center" fo:text-indent="-0.36cm"/>
    </style:style>
    <style:style style:name="T1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1" fo:font-size="16pt" style:font-size-asian="16pt" style:font-size-complex="16pt"/>
    </style:style>
    <style:style style:name="T4" style:family="text">
      <style:text-properties style:font-name="Liberation Sans1" fo:font-size="14pt" style:font-size-asian="14pt" style:font-size-complex="14pt"/>
    </style:style>
    <style:style style:name="T5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8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4.548cm" svg:height="15.349cm" svg:x="2.845cm" svg:y="2.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Model</text:span></text:p>
              </table:table-cell>
              <table:table-cell>
                <text:p text:style-name="P1"><text:span text:style-name="T1">Traceability </text:span></text:p>
                <text:p text:style-name="P1"><text:span text:style-name="T1">Link Types</text:span></text:p>
              </table:table-cell>
              <table:table-cell>
                <text:p text:style-name="P1"><text:span text:style-name="T1">Traceability Categories</text:span></text:p>
              </table:table-cell>
              <table:table-cell>
                <text:p text:style-name="P1"><text:span text:style-name="T1">Traceability Objectives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2">The MDE </text:span></text:p>
                <text:p text:style-name="P1"><text:span text:style-name="T2">Mega-Model</text:span></text:p>
              </table:table-cell>
              <table:table-cell>
                <text:p text:style-name="P2"><text:span text:style-name="T3">Dependency</text:span></text:p>
                <text:p text:style-name="P2"><text:span text:style-name="T3">Refinement</text:span></text:p>
                <text:p text:style-name="P2"><text:span text:style-name="T3">Evolution</text:span></text:p>
                <text:p text:style-name="P2"><text:span text:style-name="T3">Satisfiability</text:span></text:p>
                <text:p text:style-name="P2"><text:span text:style-name="T3">Overlap (implicit)</text:span></text:p>
              </table:table-cell>
              <table:table-cell>
                <text:p text:style-name="P2"><text:span text:style-name="T3">Pre Model</text:span></text:p>
                <text:p text:style-name="P2"><text:span text:style-name="T3">Intra Model</text:span></text:p>
                <text:p text:style-name="P2"><text:span text:style-name="T3">Post Model</text:span></text:p>
              </table:table-cell>
              <table:table-cell>
                <text:p text:style-name="P2"><text:span text:style-name="T3">Technical Comprehension</text:span></text:p>
              </table:table-cell>
            </table:table-row>
            <table:table-row table:style-name="ro3" table:default-cell-style-name="ce4">
              <table:table-cell table:style-name="ce3">
                <text:p text:style-name="P1"><text:span text:style-name="T2">MEGAF </text:span></text:p>
                <text:p text:style-name="P1"><text:span text:style-name="T2">(GMM4SA)</text:span></text:p>
              </table:table-cell>
              <table:table-cell>
                <text:p text:style-name="P2"><text:span text:style-name="T3">Dependency</text:span></text:p>
                <text:p text:style-name="P2"><text:span text:style-name="T3">Refinement</text:span></text:p>
                <text:p text:style-name="P2"><text:span text:style-name="T3">Satisfiability</text:span></text:p>
                <text:p text:style-name="P2"><text:span text:style-name="T3">Rationalization</text:span></text:p>
                <text:p text:style-name="P2"><text:span text:style-name="T3">Contribution</text:span></text:p>
              </table:table-cell>
              <table:table-cell>
                <text:p text:style-name="P1"><text:span text:style-name="T3">Pre Model </text:span><text:span text:style-name="T4">(framed)</text:span></text:p>
                <text:p text:style-name="P1"><text:span text:style-name="T5">Intra Model </text:span><text:span text:style-name="T6">(framed)</text:span></text:p>
                <text:p text:style-name="P1"><text:span text:style-name="T5">Post Model </text:span><text:span text:style-name="T6">(framed)</text:span></text:p>
              </table:table-cell>
              <table:table-cell>
                <text:p text:style-name="P2"><text:span text:style-name="T3">Technical Comprehension</text:span></text:p>
                <text:p text:style-name="P2"><text:span text:style-name="T3">System Management</text:span></text:p>
              </table:table-cell>
            </table:table-row>
            <table:table-row table:style-name="ro4" table:default-cell-style-name="ce4">
              <table:table-cell table:style-name="ce3">
                <text:p text:style-name="P1"><text:span text:style-name="T2">Dynamic Hierarchical Mega-Models</text:span></text:p>
              </table:table-cell>
              <table:table-cell table:style-name="ce5">
                <text:p text:style-name="P1"><text:span text:style-name="T7">Conflict</text:span></text:p>
                <text:p text:style-name="P1"><text:span text:style-name="T8">(Custom Types)</text:span></text:p>
              </table:table-cell>
              <table:table-cell>
                <text:p text:style-name="P2"><text:span text:style-name="T3">Intra Model</text:span></text:p>
              </table:table-cell>
              <table:table-cell>
                <text:p text:style-name="P2"><text:span text:style-name="T3">Technical Comprehension</text:span></text:p>
                <text:p text:style-name="P2"><text:span text:style-name="T3">System Management</text:span></text:p>
              </table:table-cell>
            </table:table-row>
            <table:table-row table:style-name="ro5" table:default-cell-style-name="ce4">
              <table:table-cell table:style-name="ce3">
                <text:p text:style-name="P1"><text:span text:style-name="T2">MegaL</text:span></text:p>
              </table:table-cell>
              <table:table-cell>
                <text:p text:style-name="P2"><text:span text:style-name="T3">Dependency</text:span></text:p>
                <text:p text:style-name="P2"><text:span text:style-name="T3">Refinement</text:span></text:p>
                <text:p text:style-name="P2"><text:span text:style-name="T3">Satisfiability</text:span></text:p>
                <text:p text:style-name="P2"><text:span text:style-name="T3">Overlap (implicit)</text:span></text:p>
                <text:p text:style-name="P2"><text:span text:style-name="T8">Evolution </text:span></text:p>
              </table:table-cell>
              <table:table-cell>
                <text:p text:style-name="P2"><text:span text:style-name="T3">Post Model</text:span></text:p>
              </table:table-cell>
              <table:table-cell>
                <text:p text:style-name="P2"><text:span text:style-name="T3">Technical Comprehension</text:span></text:p>
                <text:p text:style-name="P2"><text:span text:style-name="T3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9-25T06:07:39.136123063</meta:creation-date>
    <dc:date>2014-09-25T06:46:13.640619564</dc:date>
    <dc:creator>darjeeling </dc:creator>
    <meta:editing-duration>PT13M9S</meta:editing-duration>
    <meta:editing-cycles>6</meta:editing-cycles>
    <meta:generator>LibreOffice/4.2.6.3$Linux_X86_64 LibreOffice_project/420m0$Build-3</meta:generator>
    <meta:document-statistic meta:object-count="1"/>
  </office:meta>
</office:document-meta>
</file>